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addition to the Udacity forums and extensive use of the sklearn documentation, I used the following sources:</text:p>
      <text:p text:style-name="Standard"><text:a xlink:type="simple" xlink:href="http://pandas.pydata.org/pandas-docs/stable/options.html" text:style-name="Internet_20_link" text:visited-style-name="Visited_20_Internet_20_Link"/></text:p>
      <text:p text:style-name="Standard"><text:a xlink:type="simple" xlink:href="http://pandas.pydata.org/pandas-docs/stable/options.html" text:style-name="Internet_20_link" text:visited-style-name="Visited_20_Internet_20_Link">http://pandas.pydata.org/pandas-docs/stable/options.html</text:a></text:p>
      <text:p text:style-name="Standard"/>
      <text:p text:style-name="Standard"><text:a xlink:type="simple" xlink:href="http://howtodevelop.eu/question/n-a,28483" text:style-name="Internet_20_link" text:visited-style-name="Visited_20_Internet_20_Link">http://howtodevelop.eu/question/n-a,28483</text:a></text:p>
      <text:p text:style-name="Standard"/>
      <text:p text:style-name="Standard"><text:a xlink:type="simple" xlink:href="http://stackoverflow.com/questions/22391433/count-the-frequency-that-a-value-occurs-in-a-dataframe-column" text:style-name="Internet_20_link" text:visited-style-name="Visited_20_Internet_20_Link">http://stackoverflow.com/questions/22391433/count-the-frequency-that-a-value-occurs-in-a-dataframe-column</text:a></text:p>
      <text:p text:style-name="Standard"/>
      <text:p text:style-name="Standard"><text:a xlink:type="simple" xlink:href="http://stackoverflow.com/questions/26266362/how-to-count-the-nan-values-in-the-column-in-panda-data-frame" text:style-name="Internet_20_link" text:visited-style-name="Visited_20_Internet_20_Link">http://stackoverflow.com/questions/26266362/how-to-count-the-nan-values-in-the-column-in-panda-data-frame</text:a></text:p>
      <text:p text:style-name="Standard"/>
      <text:p text:style-name="Standard"><text:a xlink:type="simple" xlink:href="http://stackoverflow.com/questions/32701649/how-to-get-the-scores-of-each-feature-from-sklearn-feature-selection-selectkbest" text:style-name="Internet_20_link" text:visited-style-name="Visited_20_Internet_20_Link">http://stackoverflow.com/questions/32701649/how-to-get-the-scores-of-each-feature-from-sklearn-feature-selection-selectkbest</text:a></text:p>
      <text:p text:style-name="Standard"/>
      <text:p text:style-name="Standard"><text:a xlink:type="simple" xlink:href="http://www.theanalysisfactor.com/tips-principal-component-analysis/" text:style-name="Internet_20_link" text:visited-style-name="Visited_20_Internet_20_Link">http://www.theanalysisfactor.com/tips-principal-component-analysis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Phillips</meta:initial-creator>
    <meta:creation-date>2017-03-11T14:07:52.01</meta:creation-date>
    <dc:date>2017-03-13T18:46:50.33</dc:date>
    <dc:creator>Michael Phillips</dc:creator>
    <meta:editing-duration>PT7H53M17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7" meta:word-count="24" meta:character-count="609"/>
  </office:meta>
</office:document-meta>
</file>